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ambria" svg:font-family="Cambria" style:font-family-generic="roman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alibri" svg:font-family="Calibri, sans-serif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cm" fo:border="none" style:writing-mode="lr-tb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B" style:family="table-column">
      <style:table-column-properties style:column-width="3.346cm"/>
    </style:style>
    <style:style style:name="Tabla3.C" style:family="table-column">
      <style:table-column-properties style:column-width="2.323cm"/>
    </style:style>
    <style:style style:name="Tabla3.A1" style:family="table-cell">
      <style:table-cell-properties fo:padding="0cm" fo:border="0.002cm solid #000000" style:writing-mode="lr-tb"/>
    </style:style>
    <style:style style:name="Tabla3.A2" style:family="table-cell">
      <style:table-cell-properties fo:background-color="#dae5f5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F2" style:family="table-cell">
      <style:table-cell-properties fo:background-color="#dae5f5" fo:padding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a3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5.004cm" fo:margin-left="5.953cm" table:align="left"/>
    </style:style>
    <style:style style:name="Tabla4.A" style:family="table-column">
      <style:table-column-properties style:column-width="2.54cm"/>
    </style:style>
    <style:style style:name="Tabla4.B" style:family="table-column">
      <style:table-column-properties style:column-width="2.464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4.B1" style:family="table-cell">
      <style:table-cell-properties fo:padding="0.097cm" fo:border="0.002cm solid #000000" style:writing-mode="lr-tb"/>
    </style:style>
    <style:style style:name="Tab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3.61cm" fo:margin-left="0cm" table:align="left"/>
    </style:style>
    <style:style style:name="Tabla5.A" style:family="table-column">
      <style:table-column-properties style:column-width="3.821cm"/>
    </style:style>
    <style:style style:name="Tabla5.B" style:family="table-column">
      <style:table-column-properties style:column-width="4.032cm"/>
    </style:style>
    <style:style style:name="Tabla5.C" style:family="table-column">
      <style:table-column-properties style:column-width="5.757cm"/>
    </style:style>
    <style:style style:name="Tabla5.A1" style:family="table-cell">
      <style:table-cell-properties fo:background-color="#00008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fo:background-color="#000080" fo:padding="0.097cm" fo:border="0.002cm solid #000000" style:writing-mode="lr-tb">
        <style:background-image/>
      </style:table-cell-properties>
    </style:style>
    <style:style style:name="Tabla5.A2" style:family="table-cell">
      <style:table-cell-properties fo:background-color="#4d4d4d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fo:background-color="#ff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C2" style:family="table-cell">
      <style:table-cell-properties fo:background-color="#cccccc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B7" style:family="table-cell">
      <style:table-cell-properties fo:background-color="#ccccc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" style:family="table">
      <style:table-properties style:width="16.983cm" fo:margin-left="0cm" table:align="left"/>
    </style:style>
    <style:style style:name="Tabla6.A" style:family="table-column">
      <style:table-column-properties style:column-width="1.492cm"/>
    </style:style>
    <style:style style:name="Tabla6.B" style:family="table-column">
      <style:table-column-properties style:column-width="2.75cm"/>
    </style:style>
    <style:style style:name="Tabla6.C" style:family="table-column">
      <style:table-column-properties style:column-width="3cm"/>
    </style:style>
    <style:style style:name="Tabla6.D" style:family="table-column">
      <style:table-column-properties style:column-width="9.74cm"/>
    </style:style>
    <style:style style:name="Tabla6.A1" style:family="table-cell">
      <style:table-cell-properties fo:background-color="#d0cece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Heading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ffff" style:font-name="Liberation Serif"/>
    </style:style>
    <style:style style:name="P9" style:family="paragraph" style:parent-style-name="Table_20_Contents">
      <style:text-properties fo:color="#000000" style:font-name="Liberation Serif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text-align="center" style:justify-single-word="false" fo:break-before="page"/>
    </style:style>
    <style:style style:name="P12" style:family="paragraph" style:parent-style-name="Text_20_body">
      <style:paragraph-properties fo:break-before="page"/>
      <style:text-properties style:font-name="Arial" fo:font-size="14pt" fo:language="es" fo:country="ES" fo:font-weight="bold" style:font-size-asian="14pt" style:font-weight-asian="bold" style:font-name-complex="Arial" style:font-size-complex="14pt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fo:font-size="14pt" fo:language="es" fo:country="ES" fo:font-weight="bold" style:font-size-asian="14pt" style:font-weight-asian="bold" style:font-name-complex="Arial" style:font-size-complex="14pt"/>
    </style:style>
    <style:style style:name="P16" style:family="paragraph" style:parent-style-name="Text_20_body">
      <style:paragraph-properties fo:line-height="104%"/>
    </style:style>
    <style:style style:name="P17" style:family="paragraph" style:parent-style-name="Text_20_body">
      <style:paragraph-properties fo:line-height="103%"/>
    </style:style>
    <style:style style:name="P18" style:family="paragraph" style:parent-style-name="Text_20_body">
      <style:text-properties fo:language="es" fo:country="ES"/>
    </style:style>
    <style:style style:name="P19" style:family="paragraph" style:parent-style-name="Text_20_body">
      <style:text-properties fo:language="es" fo:country="ES" fo:font-weight="bold" style:font-weight-asian="bold"/>
    </style:style>
    <style:style style:name="P20" style:family="paragraph" style:parent-style-name="Text_20_body">
      <style:paragraph-properties fo:text-align="center" style:justify-single-word="false"/>
      <style:text-properties fo:language="es" fo:country="ES" fo:font-weight="bold" style:font-weight-asian="bold"/>
    </style:style>
    <style:style style:name="P21" style:family="paragraph" style:parent-style-name="Text_20_body">
      <style:paragraph-properties fo:text-align="center" style:justify-single-word="false"/>
      <style:text-properties fo:language="es" fo:country="ES"/>
    </style:style>
    <style:style style:name="P22" style:family="paragraph" style:parent-style-name="Text_20_body">
      <style:text-properties fo:color="#000000"/>
    </style:style>
    <style:style style:name="P23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24" style:family="paragraph" style:parent-style-name="Text_20_body">
      <style:paragraph-properties fo:margin-left="0cm" fo:margin-right="0cm" fo:line-height="104%" fo:text-indent="-0.635cm" style:auto-text-indent="false"/>
    </style:style>
    <style:style style:name="P25" style:family="paragraph" style:parent-style-name="Text_20_body">
      <style:paragraph-properties fo:margin-left="0cm" fo:margin-right="0cm" fo:line-height="103%" fo:text-indent="-0.635cm" style:auto-text-indent="false"/>
    </style:style>
    <style:style style:name="P26" style:family="paragraph" style:parent-style-name="Text_20_body">
      <style:paragraph-properties fo:margin-left="1.245cm" fo:margin-right="0cm" fo:line-height="103%" fo:text-indent="0cm" style:auto-text-indent="false">
        <style:tab-stops/>
      </style:paragraph-properties>
      <style:text-properties fo:language="es" fo:country="ES"/>
    </style:style>
    <style:style style:name="P27" style:family="paragraph" style:parent-style-name="Text_20_body">
      <style:paragraph-properties fo:margin-left="1.245cm" fo:margin-right="0cm" fo:line-height="104%" fo:text-indent="0cm" style:auto-text-indent="false">
        <style:tab-stops/>
      </style:paragraph-properties>
      <style:text-properties fo:language="es" fo:country="ES"/>
    </style:style>
    <style:style style:name="P28" style:family="paragraph" style:parent-style-name="Text_20_body">
      <style:paragraph-properties fo:margin-left="1.245cm" fo:margin-right="0cm" fo:line-height="103%" fo:text-indent="-0.635cm" style:auto-text-indent="false">
        <style:tab-stops/>
      </style:paragraph-properties>
    </style:style>
    <style:style style:name="P29" style:family="paragraph" style:parent-style-name="Text_20_body">
      <style:paragraph-properties fo:margin-left="2.54cm" fo:margin-right="0cm" fo:line-height="103%" fo:text-indent="-0.635cm" style:auto-text-indent="false">
        <style:tab-stops/>
      </style:paragraph-properties>
    </style:style>
    <style:style style:name="P30" style:family="paragraph" style:parent-style-name="Text_20_body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31" style:family="paragraph" style:parent-style-name="Text_20_body" style:list-style-name="L1"/>
    <style:style style:name="P3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ext_20_body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35" style:family="paragraph" style:parent-style-name="Text_20_body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ext_20_body" style:list-style-name="L4">
      <style:paragraph-properties fo:text-align="start" style:justify-single-word="false"/>
    </style:style>
    <style:style style:name="P37" style:family="paragraph" style:parent-style-name="Text_20_body" style:list-style-name="L4">
      <style:paragraph-properties fo:text-align="start" style:justify-single-word="false"/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P38" style:family="paragraph" style:parent-style-name="Text_20_body" style:list-style-name="L8">
      <style:paragraph-properties fo:text-align="start" style:justify-single-word="false"/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P39" style:family="paragraph" style:parent-style-name="Standard" style:master-page-name="MP0">
      <style:paragraph-properties style:page-number="auto" fo:break-before="page"/>
    </style:style>
    <style:style style:name="P40" style:family="paragraph" style:parent-style-name="Título_20_1">
      <style:text-properties fo:font-size="18pt" style:font-size-asian="18pt" style:font-size-complex="18pt"/>
    </style:style>
    <style:style style:name="P41" style:family="paragraph" style:parent-style-name="Título_20_1">
      <style:paragraph-properties fo:break-before="page"/>
      <style:text-properties fo:font-size="18pt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language="es" fo:country="ES"/>
    </style:style>
    <style:style style:name="P44" style:family="paragraph" style:parent-style-name="TD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hyphenation-ladder-count="no-limit" fo:break-before="pag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46" style:family="paragraph" style:parent-style-name="Heading_20_1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language="es" fo:country="ES" style:font-size-asian="18pt" style:font-size-complex="18pt"/>
    </style:style>
    <style:style style:name="T8" style:family="text">
      <style:text-properties fo:color="#000000" style:font-name="Calibri"/>
    </style:style>
    <style:style style:name="T9" style:family="text">
      <style:text-properties fo:color="#000000" style:font-name="TimesNewRomanPSMT"/>
    </style:style>
    <style:style style:name="T10" style:family="text">
      <style:text-properties style:font-name="Courier New"/>
    </style:style>
    <style:style style:name="T11" style:family="text">
      <style:text-properties fo:font-size="11pt" fo:language="es" fo:country="ES" style:font-size-asian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2pt" style:font-name-asian="Cambria" style:font-size-asian="12pt" style:font-name-complex="Cambria" style:font-size-complex="12pt"/>
    </style:style>
    <style:style style:name="T14" style:family="text"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Title">ACTA DE CONSTITUCIÓN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Realizado por:</text:p>
          </table:table-cell>
          <table:table-cell table:style-name="Tabla2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2.A1" office:value-type="string">
            <text:p text:style-name="Table_20_Contents">Fecha de realización:</text:p>
          </table:table-cell>
          <table:table-cell table:style-name="Tabla2.A1" office:value-type="string">
            <text:p text:style-name="Table_20_Contents">21 de <text:span text:style-name="Fuente_20_de_20_párrafo_20_predeter."><text:span text:style-name="T2">Diciembre</text:span></text:span> de 2017</text:p>
          </table:table-cell>
        </table:table-row>
        <table:table-row>
          <table:table-cell table:style-name="Tabla2.A1" office:value-type="string">
            <text:p text:style-name="Table_20_Contents">Revisión:</text:p>
          </table:table-cell>
          <table:table-cell table:style-name="Tabla2.A1" office:value-type="string">
            <text:p text:style-name="Table_20_Contents">3.4</text:p>
          </table:table-cell>
        </table:table-row>
        <table:table-row>
          <table:table-cell table:style-name="Tabla2.A1" office:value-type="string">
            <text:p text:style-name="Table_20_Contents">Contacto:</text:p>
          </table:table-cell>
          <table:table-cell table:style-name="Tabla2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3"/>
      <text:p text:style-name="P11"/>
      <text:table-of-content text:style-name="Sect1" text:name="_TOC3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Contents_20_Heading">Índice de contenido</text:p>
          </text:index-title>
          <text:p text:style-name="P44"><text:a xlink:type="simple" xlink:href="#__RefHeading___Toc408_641743559">1. Descripción del Proyecto y los Entregables<text:tab/>4</text:a></text:p>
          <text:p text:style-name="P44"><text:a xlink:type="simple" xlink:href="#__RefHeading___Toc412_641743559">2. Requisitos del proyecto y del producto<text:tab/>4</text:a></text:p>
          <text:p text:style-name="P44"><text:a xlink:type="simple" xlink:href="#__RefHeading___Toc416_641743559">3. Descripción del protocolo de comunicación del proyecto<text:tab/>5</text:a></text:p>
          <text:p text:style-name="P44"><text:a xlink:type="simple" xlink:href="#__RefHeading___Toc579_342737938">4. Tabla de interesados<text:tab/>5</text:a></text:p>
          <text:p text:style-name="P44"><text:a xlink:type="simple" xlink:href="#__RefHeading___Toc446_342737938">5. <text:s/>Criterios de aceptación<text:tab/>6</text:a></text:p>
          <text:p text:style-name="P44"><text:a xlink:type="simple" xlink:href="#__RefHeading___Toc436_641743559">6. Riesgos iniciales<text:tab/>7</text:a></text:p>
          <text:p text:style-name="P44"><text:a xlink:type="simple" xlink:href="#__RefHeading__2392_1436151535">7. Plan de riesgos<text:tab/>8</text:a></text:p>
          <text:p text:style-name="P44"><text:a xlink:type="simple" xlink:href="#__RefHeading___Toc581_342737938">8. Coste<text:tab/>10</text:a></text:p>
        </text:index-body>
      </text:table-of-content>
      <text:p text:style-name="Text_20_body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 table:number-columns-repeated="3"/>
        <table:table-row>
          <table:table-cell table:style-name="Tabla3.A1" table:number-columns-spanned="6" office:value-type="string">
            <text:p text:style-name="P23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Versión</text:p>
          </table:table-cell>
          <table:table-cell table:style-name="Tabla3.A2" office:value-type="string">
            <text:p text:style-name="P5">Realizada por</text:p>
          </table:table-cell>
          <table:table-cell table:style-name="Tabla3.A2" office:value-type="string">
            <text:p text:style-name="P5">Revisada por</text:p>
          </table:table-cell>
          <table:table-cell table:style-name="Tabla3.A2" office:value-type="string">
            <text:p text:style-name="P5">Aprobada por</text:p>
          </table:table-cell>
          <table:table-cell table:style-name="Tabla3.A2" office:value-type="string">
            <text:p text:style-name="P5">Fecha</text:p>
          </table:table-cell>
          <table:table-cell table:style-name="Tabla3.F2" office:value-type="string">
            <text:p text:style-name="P5">Motivo</text:p>
          </table:table-cell>
        </table:table-row>
        <table:table-row>
          <table:table-cell table:style-name="Tabla3.A3" office:value-type="string">
            <text:p text:style-name="P5">1.0</text:p>
          </table:table-cell>
          <table:table-cell table:style-name="Tabla3.A3" office:value-type="string">
            <text:p text:style-name="P5">Laura Vera Recacha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09/11/2017</text:p>
          </table:table-cell>
          <table:table-cell table:style-name="Tabla3.F3" office:value-type="string">
            <text:p text:style-name="P5">Versión inicial del documento</text:p>
          </table:table-cell>
        </table:table-row>
        <table:table-row>
          <table:table-cell table:style-name="Tabla3.A3" office:value-type="string">
            <text:p text:style-name="P5">2.0</text:p>
          </table:table-cell>
          <table:table-cell table:style-name="Tabla3.A3" office:value-type="string">
            <text:p text:style-name="P5">Laura Vera Recacha</text:p>
            <text:p text:style-name="P5">Andrés García González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22/11/2017</text:p>
          </table:table-cell>
          <table:table-cell table:style-name="Tabla3.F3" office:value-type="string">
            <text:p text:style-name="P5">Primera mejora del documento</text:p>
          </table:table-cell>
        </table:table-row>
        <table:table-row>
          <table:table-cell table:style-name="Tabla3.A3" office:value-type="string">
            <text:p text:style-name="P5">3.0</text:p>
          </table:table-cell>
          <table:table-cell table:style-name="Tabla3.A3" office:value-type="string">
            <text:p text:style-name="P5">AlejandroVázquez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26/11/2017</text:p>
          </table:table-cell>
          <table:table-cell table:style-name="Tabla3.F3" office:value-type="string">
            <text:p text:style-name="P5">Revisión después de la segunda iteración</text:p>
          </table:table-cell>
        </table:table-row>
        <table:table-row>
          <table:table-cell table:style-name="Tabla3.A3" office:value-type="string">
            <text:p text:style-name="P5">3.1</text:p>
          </table:table-cell>
          <table:table-cell table:style-name="Tabla3.A3" office:value-type="string">
            <text:p text:style-name="P5">Andrés García González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04/12/2017</text:p>
          </table:table-cell>
          <table:table-cell table:style-name="Tabla3.F3" office:value-type="string">
            <text:p text:style-name="P5">Añadido plan de riesgos</text:p>
          </table:table-cell>
        </table:table-row>
        <table:table-row>
          <table:table-cell table:style-name="Tabla3.A3" office:value-type="string">
            <text:p text:style-name="P5">3.2</text:p>
          </table:table-cell>
          <table:table-cell table:style-name="Tabla3.A3" office:value-type="string">
            <text:p text:style-name="P6">Andrés García González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14/12/2017</text:p>
          </table:table-cell>
          <table:table-cell table:style-name="Tabla3.F3" office:value-type="string">
            <text:p text:style-name="P6">Mejora del plan de riesgos</text:p>
          </table:table-cell>
        </table:table-row>
        <table:table-row>
          <table:table-cell table:style-name="Tabla3.A3" office:value-type="string">
            <text:p text:style-name="P5">3.3</text:p>
          </table:table-cell>
          <table:table-cell table:style-name="Tabla3.A3" office:value-type="string">
            <text:p text:style-name="P6">Jesús Vázquez Argumedo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16/12/2017</text:p>
          </table:table-cell>
          <table:table-cell table:style-name="Tabla3.F3" office:value-type="string">
            <text:p text:style-name="P6">Revisión del documento</text:p>
          </table:table-cell>
        </table:table-row>
        <table:table-row>
          <table:table-cell table:style-name="Tabla3.A3" office:value-type="string">
            <text:p text:style-name="P5">3.4</text:p>
          </table:table-cell>
          <table:table-cell table:style-name="Tabla3.A3" office:value-type="string">
            <text:p text:style-name="P6">Jesús Vázquez Argumedo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21/12/2017</text:p>
          </table:table-cell>
          <table:table-cell table:style-name="Tabla3.F3" office:value-type="string">
            <text:p text:style-name="P6">Añadido la parte de costes</text:p>
          </table:table-cell>
        </table:table-row>
      </table:table>
      <text:p text:style-name="Text_20_body"/>
      <text:h text:style-name="P45" text:outline-level="1"><text:bookmark-start text:name="__RefHeading___Toc408_641743559"/><text:bookmark-start text:name="_Toc501016494"/><text:bookmark text:name="_Toc497817503"/><text:bookmark text:name="_Toc497817481"/>1. Descripción del Proyecto y los Entregables<text:bookmark-end text:name="__RefHeading___Toc408_641743559"/><text:bookmark-end text:name="_Toc501016494"/></text:h>
      <text:p text:style-name="Text_20_body"/>
      <text:p text:style-name="Text_20_body">Este proyecto está organizado por la Universidad de Sevilla, por la asignatura Planificación y Gestión de Proyectos Informáticos.</text:p>
      <text:p text:style-name="Text_20_body">El proyecto constará de varias iteraciones en las cuales están las siguientes tareas: reunión de planificación del sprint, reunión de revisión del sprint, reunión de retrospectiva del equipo y la elaboración de las gráficas de <text:span text:style-name="Fuente_20_de_20_párrafo_20_predeter."><text:span text:style-name="T5">sprint brundown</text:span></text:span> y de <text:span text:style-name="Fuente_20_de_20_párrafo_20_predeter."><text:span text:style-name="T5">product burndown</text:span></text:span>.</text:p>
      <text:p text:style-name="Text_20_body">Su fecha de preparación fue el 20 de octubre de 2017</text:p>
      <text:p text:style-name="Text_20_body">Para el desarrollo del proyecto tenemos definidas las siguientes iteraciones:</text:p>
      <text:p text:style-name="Text_20_body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Iteración</text:p>
          </table:table-cell>
          <table:table-cell table:style-name="Tabla4.B1" office:value-type="string">
            <text:p text:style-name="P7">Fecha</text:p>
          </table:table-cell>
        </table:table-row>
        <table:table-row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5">09/11/2017</text:p>
          </table:table-cell>
        </table:table-row>
        <table:table-row>
          <table:table-cell table:style-name="Tabla4.A2" office:value-type="string">
            <text:p text:style-name="P5">2</text:p>
          </table:table-cell>
          <table:table-cell table:style-name="Tabla4.B2" office:value-type="string">
            <text:p text:style-name="P5">23/11/2017</text:p>
          </table:table-cell>
        </table:table-row>
        <table:table-row>
          <table:table-cell table:style-name="Tabla4.A2" office:value-type="string">
            <text:p text:style-name="P5">3</text:p>
          </table:table-cell>
          <table:table-cell table:style-name="Tabla4.B2" office:value-type="string">
            <text:p text:style-name="P5">07/12/2017</text:p>
          </table:table-cell>
        </table:table-row>
        <table:table-row>
          <table:table-cell table:style-name="Tabla4.A2" office:value-type="string">
            <text:p text:style-name="P5">4</text:p>
          </table:table-cell>
          <table:table-cell table:style-name="Tabla4.B2" office:value-type="string">
            <text:p text:style-name="P5">21/12/2017</text:p>
          </table:table-cell>
        </table:table-row>
      </table:table>
      <text:p text:style-name="Text_20_body"/>
      <text:p text:style-name="Text_20_body">El proyecto será entregado el 22 de diciembre de 2017.</text:p>
      <text:h text:style-name="P46" text:outline-level="1"/>
      <text:p text:style-name="P30"/>
      <text:h text:style-name="P46" text:outline-level="1"><text:bookmark-start text:name="__RefHeading___Toc412_641743559"/><text:bookmark-start text:name="_Toc501016495"/>2. Requisitos del proyecto y del producto<text:bookmark-end text:name="__RefHeading___Toc412_641743559"/><text:bookmark-end text:name="_Toc501016495"/></text:h>
      <text:p text:style-name="Text_20_body"/>
      <text:p text:style-name="Text_20_body">El proyecto consta de una serie de requisitos para su correcta consecución que se pueden resumir en diseñar una solución a nuestro cliente para mejorar su gestión en el equipo del día a día siguiendo los principios del manifiesto ágil.</text:p>
      <text:p text:style-name="Text_20_body">Esta solución a diseñar depende de unos requisitos específicos para nuestros clientes: la forma en que deben comunicarse, el software que deben usar u otros.</text:p>
      <text:p text:style-name="Text_20_body">En nuestro caso los requisitos específicos de nuestro cliente son:</text:p>
      <text:p text:style-name="Text_20_body"><text:tab/>- Comunicación individual telemática.</text:p>
      <text:p text:style-name="Text_20_body"><text:tab/>- Uso de software de código abierto (u open source).</text:p>
      <text:p text:style-name="Text_20_body">Cada uno de los productos a entregar en cada una de las iteraciones deben cumplir con los criterios de aceptación definidos en el apartado posterior y deben contener al menos los siguientes ítems:</text:p>
      <text:p text:style-name="Text_20_body"><text:tab/>- Acta de constitución del proyecto: documento actual, en él se analizan las bases del proyecto.</text:p>
      <text:p text:style-name="Text_20_body"><text:tab/>- Gestión del alcance: en él se define el alcance del proyecto y se realiza un desglose de las tareas a realizar para su consecución.</text:p>
      <text:p text:style-name="Text_20_body"><text:tab/>- Planificación inicial y final: documento en el que se describe la planificación del proyecto y como es el real desarrollo de este.</text:p>
      <text:p text:style-name="Text_20_body"><text:tab/>- Lecciones aprendidas: en este apartado se indican los contratiempos o problemas que hemos encontrado a lo largo de cada una de las iteraciones y a su vez se trata de dar una posible solución para tratar de solventarlos a la siguiente</text:p>
      <text:p text:style-name="Text_20_body"/>
      <text:p text:style-name="Text_20_body"/>
      <text:h text:style-name="P46" text:outline-level="1"><text:bookmark-start text:name="__RefHeading___Toc416_641743559"/><text:bookmark-start text:name="_Toc501016496"/><text:soft-page-break/>3. <text:span text:style-name="Fuente_20_de_20_párrafo_20_predeter."><text:span text:style-name="T6">Descripción del protocolo de comunicación del proyecto</text:span></text:span><text:bookmark-end text:name="__RefHeading___Toc416_641743559"/><text:bookmark-end text:name="_Toc501016496"/></text:h>
      <text:p text:style-name="P14"/>
      <text:p text:style-name="Text_20_body">Para definir las reuniones con el cliente nuestro Product owner se comunica con el Product manager a través del correo. Estos acuerdan un día y hora para realizar la reunión junto con todo el equipo.</text:p>
      <text:p text:style-name="Text_20_body">Se tratan los puntos del día que han definido anteriormente, se toma el acta de la reunión usando un plantilla realizada por nosotros; y se firma por todos los asistentes. Se manda también por correo al product manager para que la valide y la firme.</text:p>
      <text:p text:style-name="Text_20_body">Para tratar puntos que necesitan una respuesta rápida usamos Telegram, tanto dentro del equipo como nuestro product owner con el product manager. </text:p>
      <text:p text:style-name="Text_20_body">Las reuniones se realizan por una aplicación de código abierto específica para videoconferencias.</text:p>
      <text:p text:style-name="Text_20_body">Otro tipo de reuniones son las de retrospectiva, estas se realizan al final de la iteración. En ella se llevan a cabo temas como las lecciones aprendidas, que debemos mejorar, el estado del proyecto y que queda para acabarlo.</text:p>
      <text:p text:style-name="Text_20_body"/>
      <text:p text:style-name="Text_20_body"/>
      <text:h text:style-name="P46" text:outline-level="1"><text:bookmark-start text:name="__RefHeading___Toc579_342737938"/><text:bookmark-start text:name="_Toc501016497"/><text:span text:style-name="Fuente_20_de_20_párrafo_20_predeter."><text:span text:style-name="T6">4. Tabla de interesados</text:span></text:span><text:bookmark-end text:name="__RefHeading___Toc579_342737938"/><text:bookmark-end text:name="_Toc501016497"/></text:h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">Nombre</text:p>
          </table:table-cell>
          <table:table-cell table:style-name="Tabla5.A1" office:value-type="string">
            <text:p text:style-name="P8">Rol</text:p>
          </table:table-cell>
          <table:table-cell table:style-name="Tabla5.C1" office:value-type="string">
            <text:p text:style-name="P8">Contacto</text:p>
          </table:table-cell>
        </table:table-row>
        <table:table-row>
          <table:table-cell table:style-name="Tabla5.A2" office:value-type="string">
            <text:p text:style-name="P8">García Gonzalez, Andrés</text:p>
          </table:table-cell>
          <table:table-cell table:style-name="Tabla5.B2" office:value-type="string">
            <text:p text:style-name="P9">Analistas programadores</text:p>
          </table:table-cell>
          <table:table-cell table:style-name="Tabla5.C2" office:value-type="string">
            <text:p text:style-name="Table_20_Contents"><text:a xlink:type="simple" xlink:href="mailto:andgarq@gmail.com" office:target-frame-name="_top" xlink:show="replace" text:style-name="Internet_20_link" text:visited-style-name="Visited_20_Internet_20_Link"><text:span text:style-name="Fuente_20_de_20_párrafo_20_predeter."><text:span text:style-name="T8">andgarq@gmail.com</text:span></text:span></text:a></text:p>
          </table:table-cell>
        </table:table-row>
        <table:table-row>
          <table:table-cell table:style-name="Tabla5.A2" office:value-type="string">
            <text:p text:style-name="P8">Vazquez Argumedo, Jesús</text:p>
          </table:table-cell>
          <table:table-cell table:style-name="Tabla5.B2" office:value-type="string">
            <text:p text:style-name="P9">Analistas programadores</text:p>
          </table:table-cell>
          <table:table-cell table:style-name="Tabla5.C2" office:value-type="string">
            <text:p text:style-name="Table_20_Contents"><text:a xlink:type="simple" xlink:href="mailto:jesvazarg@gmail.com" office:target-frame-name="_top" xlink:show="replace" text:style-name="Internet_20_link" text:visited-style-name="Visited_20_Internet_20_Link"><text:span text:style-name="Fuente_20_de_20_párrafo_20_predeter."><text:span text:style-name="T8">jesvazarg@gmail.com</text:span></text:span></text:a></text:p>
          </table:table-cell>
        </table:table-row>
        <table:table-row>
          <table:table-cell table:style-name="Tabla5.A2" office:value-type="string">
            <text:p text:style-name="P8">Vazquez Encina, Alejandro</text:p>
          </table:table-cell>
          <table:table-cell table:style-name="Tabla5.B2" office:value-type="string">
            <text:p text:style-name="P9">Desarrolladores</text:p>
          </table:table-cell>
          <table:table-cell table:style-name="Tabla5.C2" office:value-type="string">
            <text:p text:style-name="Table_20_Contents"><text:a xlink:type="simple" xlink:href="mailto:alevazenc@gmail.com" office:target-frame-name="_top" xlink:show="replace" text:style-name="Internet_20_link" text:visited-style-name="Visited_20_Internet_20_Link"><text:span text:style-name="Fuente_20_de_20_párrafo_20_predeter."><text:span text:style-name="T8">alevazenc@gmail.com</text:span></text:span></text:a></text:p>
          </table:table-cell>
        </table:table-row>
        <table:table-row>
          <table:table-cell table:style-name="Tabla5.A2" office:value-type="string">
            <text:p text:style-name="P8">Vera Recacha, Laura</text:p>
          </table:table-cell>
          <table:table-cell table:style-name="Tabla5.B2" office:value-type="string">
            <text:p text:style-name="P9">Desarrolladores</text:p>
          </table:table-cell>
          <table:table-cell table:style-name="Tabla5.C2" office:value-type="string">
            <text:p text:style-name="Table_20_Contents"><text:a xlink:type="simple" xlink:href="mailto:lauraverarec@gmail.com" office:target-frame-name="_top" xlink:show="replace" text:style-name="Internet_20_link" text:visited-style-name="Visited_20_Internet_20_Link"><text:span text:style-name="Fuente_20_de_20_párrafo_20_predeter."><text:span text:style-name="T8">lauraverarec@gmail.com</text:span></text:span></text:a></text:p>
          </table:table-cell>
        </table:table-row>
        <table:table-row>
          <table:table-cell table:style-name="Tabla5.A2" office:value-type="string">
            <text:p text:style-name="P8">Villalba Ramírez, Javier</text:p>
          </table:table-cell>
          <table:table-cell table:style-name="Tabla5.B2" office:value-type="string">
            <text:p text:style-name="P9">Product owner</text:p>
          </table:table-cell>
          <table:table-cell table:style-name="Tabla5.C2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<text:span text:style-name="Fuente_20_de_20_párrafo_20_predeter."><text:span text:style-name="T8">javvilram@alum.us.es</text:span></text:span></text:a></text:p>
          </table:table-cell>
        </table:table-row>
        <table:table-row>
          <table:table-cell table:style-name="Tabla5.A2" office:value-type="string">
            <text:p text:style-name="P8">Luque Montoya, Adrián</text:p>
          </table:table-cell>
          <table:table-cell table:style-name="Tabla5.B7" office:value-type="string">
            <text:p text:style-name="P9">Product manager</text:p>
          </table:table-cell>
          <table:table-cell table:style-name="Tabla5.C2" office:value-type="string">
            <text:p text:style-name="Table_20_Contents"><text:a xlink:type="simple" xlink:href="mailto:adrluqmon@alum.us.es" office:target-frame-name="_top" xlink:show="replace" text:style-name="Internet_20_link" text:visited-style-name="Visited_20_Internet_20_Link"><text:span text:style-name="Fuente_20_de_20_párrafo_20_predeter."><text:span text:style-name="T8">adrluqmon@alum.us.es</text:span></text:span></text:a></text:p>
          </table:table-cell>
        </table:table-row>
      </table:table>
      <text:p text:style-name="Text_20_body"/>
      <text:h text:style-name="Título_20_1" text:outline-level="1"/>
      <text:h text:style-name="P46" text:outline-level="1"><text:span text:style-name="Fuente_20_de_20_párrafo_20_predeter."><text:span text:style-name="T6"/></text:span></text:h>
      <text:h text:style-name="P45" text:outline-level="1"><text:bookmark-start text:name="__RefHeading___Toc446_342737938"/><text:bookmark-start text:name="_Toc501016498"/><text:span text:style-name="Fuente_20_de_20_párrafo_20_predeter."><text:span text:style-name="T6">5. <text:s/>Criterios de aceptación</text:span></text:span><text:bookmark-end text:name="__RefHeading___Toc446_342737938"/><text:bookmark-end text:name="_Toc501016498"/></text:h>
      <text:p text:style-name="Text_20_body"/>
      <text:p text:style-name="Text_20_body">Se han definido una serie de criterios de aceptación para determinar el nivel de consecución de los objetivos planteados.</text:p>
      <text:p text:style-name="P24"><text:tab/>- Debe existir una plantilla de documentos común para las comunicaciones entre cliente y proveedor</text:p>
      <text:p text:style-name="P24"><text:tab/>- Se deben llevar a cabo una serie de reuniones obligatorias dentro del equipo: reunión de planificación de sprint, reunión de revisión del sprint, reunión de retrospectiva del equipo.</text:p>
      <text:p text:style-name="P24"><text:tab/>- Se deben elaborar las gráficas de <text:span text:style-name="Fuente_20_de_20_párrafo_20_predeter."><text:span text:style-name="T5">sprint burndown</text:span></text:span> y <text:span text:style-name="Fuente_20_de_20_párrafo_20_predeter."><text:span text:style-name="T5">product burndown </text:span></text:span>en cada iteración.</text:p>
      <text:p text:style-name="P24"><text:tab/>- Se asume que el cliente desea obtener una solución de una calidad aceptable y que realmente le facilite y se adapte a su metodología de trabajo, asumiendo a su vez que esta solución cumple con los requisitos definidos previamente.</text:p>
      <text:p text:style-name="P24"><text:tab/>- Es obligatoria la entrega puntual de cada uno de los productos de la solución en cada una de las iteraciones.</text:p>
      <text:p text:style-name="P24"><text:tab/>- Los documentos recibidos por el cliente deben ser revisados, aprobados y firmados para asegurar que cumplen su función correctamente y es lo esperado.</text:p>
      <text:p text:style-name="P24"/>
      <text:p text:style-name="P16">Estos criterios de aceptación han sido decididos en un acuerdo común del equipo, teniendo en cuenta las necesidades y ruegos del cliente.</text:p>
      <text:p text:style-name="P16"/>
      <text:p text:style-name="P16"/>
      <text:h text:style-name="P46" text:outline-level="1"><text:span text:style-name="Fuente_20_de_20_párrafo_20_predeter."><text:span text:style-name="T6"/></text:span></text:h>
      <text:h text:style-name="P45" text:outline-level="1"><text:bookmark-start text:name="__RefHeading___Toc436_641743559"/><text:bookmark-start text:name="_Toc501016499"/><text:bookmark text:name="_6._Riesgos_iniciales"/><text:span text:style-name="Fuente_20_de_20_párrafo_20_predeter."><text:span text:style-name="T6">6. Riesgos iniciales</text:span></text:span><text:bookmark-end text:name="__RefHeading___Toc436_641743559"/><text:bookmark-end text:name="_Toc501016499"/></text:h>
      <text:p text:style-name="Text_20_body"/>
      <text:p text:style-name="P17">Existen una serie de riesgos iniciales que se han previsto al inicio del proyecto, estos son:</text:p>
      <text:p text:style-name="P25"><text:tab/>-<text:span text:style-name="Fuente_20_de_20_párrafo_20_predeter."><text:span text:style-name="T2"> </text:span></text:span><text:bookmark-start text:name="RI01"/><text:span text:style-name="Fuente_20_de_20_párrafo_20_predeter."><text:span text:style-name="T3">RI01</text:span></text:span><text:bookmark-end text:name="RI01"/><text:span text:style-name="Fuente_20_de_20_párrafo_20_predeter."><text:span text:style-name="T3">: </text:span></text:span>Desconocimiento total o parcial sobre los requisitos pedidos por el cliente, debido a un fallo de comunicación o de entendimiento.</text:p>
      <text:p text:style-name="P26">- Plan de acción: Tratar de llegar a un punto de entendimiento con el cliente, a través del dialogo y una comunicación clara y concisa del asunto, presentando los problemas encontrados y tratando de darles una solución óptima y factible para ambas partes.</text:p>
      <text:p text:style-name="P25"><text:tab/>- <text:bookmark-start text:name="RI02"/><text:span text:style-name="Fuente_20_de_20_párrafo_20_predeter."><text:span text:style-name="T3">RI02</text:span></text:span><text:bookmark-end text:name="RI02"/><text:span text:style-name="Fuente_20_de_20_párrafo_20_predeter."><text:span text:style-name="T3">: </text:span></text:span>Fallo total o parcial en la entrega de un producto en una iteración, este fallo puede deberse a factores como: falta de planificación, de coordinación o de entendimiento ya sea entre cliente-proveedor como dentro del equipo.</text:p>
      <text:p text:style-name="P28"><text:tab/><text:span text:style-name="Fuente_20_de_20_párrafo_20_predeter."><text:span text:style-name="T2">- Plan de acción: Llegado al punto en el que sucede un fallo total o parcial en la entrega se tendrán en cuenta los motivos por los cuales se ha llegado a este punto, tratando aprender lo máximo posible de estos errores, arreglándolos y </text:span></text:span><text:span text:style-name="Fuente_20_de_20_párrafo_20_predeter."><text:span text:style-name="T2">evitando que vuelvan a suceder en futuras iteraciones.</text:span></text:span></text:p>
      <text:p text:style-name="P25"><text:tab/>- <text:bookmark-start text:name="RI03"/><text:span text:style-name="Fuente_20_de_20_párrafo_20_predeter."><text:span text:style-name="T3">RI03</text:span></text:span><text:bookmark-end text:name="RI03"/><text:span text:style-name="Fuente_20_de_20_párrafo_20_predeter."><text:span text:style-name="T3">: </text:span></text:span>Falta de puntualidad, debido de nuevo tanto a fallos de planificación o coordinación como el no tener en cuenta otras cargas de trabajo como pueden ser otras asignaturas, exámenes etc.</text:p>
      <text:p text:style-name="P28"><text:tab/><text:span text:style-name="Fuente_20_de_20_párrafo_20_predeter."><text:span text:style-name="T2">- Plan de ac</text:span></text:span><text:span text:style-name="Fuente_20_de_20_párrafo_20_predeter."><text:span text:style-name="T2">ción: Proponer soluciones restrictivas en cuanto a la planificación como periodos cerrados para la realización de las actividades imponiendo posibles </text:span></text:span><text:span text:style-name="Fuente_20_de_20_párrafo_20_predeter."><text:span text:style-name="T4">“castigos”</text:span></text:span><text:span text:style-name="Fuente_20_de_20_párrafo_20_predeter."><text:span text:style-name="T2"> a aquellos que los incumplan como la pérdida de puntos en el cómputo final.</text:span></text:span></text:p>
      <text:p text:style-name="P25"><text:tab/>- <text:bookmark-start text:name="RI04"/><text:span text:style-name="Fuente_20_de_20_párrafo_20_predeter."><text:span text:style-name="T3">RI04</text:span></text:span><text:bookmark-end text:name="RI04"/><text:span text:style-name="Fuente_20_de_20_párrafo_20_predeter."><text:span text:style-name="T3">: </text:span></text:span>Fallo en el servicio de la solución propuesta al cliente, este fallo a pesar de que esté totalmente fuera de nuestro alcance se contempla ya que puede ocurrir.</text:p>
      <text:p text:style-name="P25"><text:tab/><text:tab/><text:span text:style-name="Fuente_20_de_20_párrafo_20_predeter."><text:span text:style-name="T2">- Plan de acción: Proponer una nueva solución, tratando de solventar el problema previo.</text:span></text:span></text:p>
      <text:p text:style-name="P25"><text:tab/>- <text:bookmark-start text:name="RI05"/><text:span text:style-name="Fuente_20_de_20_párrafo_20_predeter."><text:span text:style-name="T3">RI05</text:span></text:span><text:bookmark-end text:name="RI05"/><text:span text:style-name="Fuente_20_de_20_párrafo_20_predeter."><text:span text:style-name="T3">: </text:span></text:span>Desmotivación del equipo, en general es necesario un equipo motivado para poder cumplir con los criterios expuestos anteriormente, para ello tratamos de motivarnos y mantener un buen ambiente de trabajo en el equipo.</text:p>
      <text:p text:style-name="P28"><text:tab/><text:span text:style-name="Fuente_20_de_20_párrafo_20_predeter."><text:span text:style-name="T2">- Plan de acción: Tratar de localizar el problema para l</text:span></text:span><text:span text:style-name="Fuente_20_de_20_párrafo_20_predeter."><text:span text:style-name="T2">a falta de motivación e intentar volver a crear un buen ambiente de trabajo, si es necesario se realizarán actividades de unión entre el equipo (</text:span></text:span><text:span text:style-name="Fuente_20_de_20_párrafo_20_predeter."><text:span text:style-name="T4">teambuilding</text:span></text:span><text:span text:style-name="Fuente_20_de_20_párrafo_20_predeter."><text:span text:style-name="T2">).</text:span></text:span></text:p>
      <text:p text:style-name="P25"><text:tab/>- <text:bookmark-start text:name="RI06"/><text:span text:style-name="Fuente_20_de_20_párrafo_20_predeter."><text:span text:style-name="T3">RI06</text:span></text:span><text:bookmark-end text:name="RI06"/><text:span text:style-name="Fuente_20_de_20_párrafo_20_predeter."><text:span text:style-name="T3">: </text:span></text:span>Otros factores como:</text:p>
      <text:p text:style-name="P29"><text:span text:style-name="Fuente_20_de_20_párrafo_20_predeter."><text:span text:style-name="T10">o </text:span></text:span>El abandono del proyecto por parte de algún miembro del equipo (debido a motivos que pueden variar desde situaciones personales como profesionales o económicas)</text:p>
      <text:p text:style-name="P29"><text:span text:style-name="Fuente_20_de_20_párrafo_20_predeter."><text:span text:style-name="T10">o </text:span></text:span>Riesgos no controlables o relacionados con el entorno (accidentes, enfermedad…)</text:p>
      <text:p text:style-name="P27">- Plan de acción: En el caso de abandono por parte de un miembro del equipo no hay nada que podamos hacer para evitarlo, por tanto, la solución óptima seria adaptarnos al nuevo cambio y tratar de re planificarnos de forma que podamos ser igualmente eficientes.</text:p>
      <text:p text:style-name="Text_20_body"/>
      <text:p text:style-name="Text_20_body"/>
      <text:h text:style-name="Título_20_1" text:outline-level="1"><text:span text:style-name="Fuente_20_de_20_párrafo_20_predeter."><text:span text:style-name="T6"/></text:span></text:h>
      <text:h text:style-name="P45" text:outline-level="1"><text:bookmark-start text:name="_Toc501016500"/><text:bookmark-start text:name="__RefHeading__2392_1436151535"/><text:span text:style-name="Fuente_20_de_20_párrafo_20_predeter."><text:span text:style-name="T6">7. </text:span></text:span><text:span text:style-name="Fuente_20_de_20_párrafo_20_predeter."><text:span text:style-name="T7">Plan</text:span></text:span><text:span text:style-name="Fuente_20_de_20_párrafo_20_predeter."><text:span text:style-name="T6"> de riesgo</text:span></text:span><text:span text:style-name="Fuente_20_de_20_párrafo_20_predeter."><text:span text:style-name="T7">s</text:span></text:span><text:bookmark-end text:name="_Toc501016500"/><text:bookmark-end text:name="__RefHeading__2392_1436151535"/></text:h>
      <text:p text:style-name="P30"><text:span text:style-name="Fuente_20_de_20_párrafo_20_predeter."><text:span text:style-name="T7"/></text:span></text:p>
      <text:p text:style-name="P18">Respecto al control de los riesgos listados en el apartado anterior se considerarán las siguientes propiedades:</text:p>
      <text:list xml:id="list7008183304115551847" text:style-name="L1">
        <text:list-item>
          <text:p text:style-name="P31"><text:span text:style-name="Fuente_20_de_20_párrafo_20_predeter."><text:span text:style-name="T3">Probabilidad</text:span></text:span><text:span text:style-name="Fuente_20_de_20_párrafo_20_predeter."><text:span text:style-name="T3">:</text:span></text:span><text:span text:style-name="Fuente_20_de_20_párrafo_20_predeter."><text:span text:style-name="T2"> Evaluada en función de la frecuencia con la que un factor de riesgo ocurre. Se evaluará del 1 al 10 clasificándolos en niveles de la siguiente manera:</text:span></text:span></text:p>
          <text:list>
            <text:list-item>
              <text:p text:style-name="P31"><text:span text:style-name="Fuente_20_de_20_párrafo_20_predeter."><text:span text:style-name="T2">1 – 2: Riesgo remoto</text:span></text:span></text:p>
            </text:list-item>
            <text:list-item>
              <text:p text:style-name="P31"><text:span text:style-name="Fuente_20_de_20_párrafo_20_predeter."><text:span text:style-name="T2">3 – 4: Inusual</text:span></text:span></text:p>
            </text:list-item>
            <text:list-item>
              <text:p text:style-name="P31"><text:span text:style-name="Fuente_20_de_20_párrafo_20_predeter."><text:span text:style-name="T2">5 – 6: Posible</text:span></text:span></text:p>
            </text:list-item>
            <text:list-item>
              <text:p text:style-name="P31"><text:span text:style-name="Fuente_20_de_20_párrafo_20_predeter."><text:span text:style-name="T2">7 – 8: Probable</text:span></text:span></text:p>
            </text:list-item>
            <text:list-item>
              <text:p text:style-name="P31"><text:span text:style-name="Fuente_20_de_20_párrafo_20_predeter."><text:span text:style-name="T2">9 – 10: Muy probable</text:span></text:span></text:p>
            </text:list-item>
          </text:list>
        </text:list-item>
        <text:list-item>
          <text:p text:style-name="P31"><text:span text:style-name="Fuente_20_de_20_párrafo_20_predeter."><text:span text:style-name="T3">Impacto:</text:span></text:span><text:span text:style-name="Fuente_20_de_20_párrafo_20_predeter."><text:span text:style-name="T3"> </text:span></text:span><text:span text:style-name="Fuente_20_de_20_párrafo_20_predeter."><text:span text:style-name="T2">El impacto mide la gravedad de las consecuencias que puede conllevar la consecución de un riesgo. Evaluada en niveles de forma análoga a la probabilidad</text:span></text:span><text:span text:style-name="Fuente_20_de_20_párrafo_20_predeter."><text:span text:style-name="T2">:</text:span></text:span></text:p>
          <text:list>
            <text:list-item>
              <text:p text:style-name="P31"><text:span text:style-name="Fuente_20_de_20_párrafo_20_predeter."><text:span text:style-name="T2">1 – 2: Insignificante</text:span></text:span></text:p>
            </text:list-item>
            <text:list-item>
              <text:p text:style-name="P31"><text:span text:style-name="Fuente_20_de_20_párrafo_20_predeter."><text:span text:style-name="T2">3 – 4: Moderado</text:span></text:span></text:p>
            </text:list-item>
            <text:list-item>
              <text:p text:style-name="P31"><text:span text:style-name="Fuente_20_de_20_párrafo_20_predeter."><text:span text:style-name="T2">5 – 6: </text:span></text:span><text:span text:style-name="Fuente_20_de_20_párrafo_20_predeter."><text:span text:style-name="T2">Serio</text:span></text:span></text:p>
            </text:list-item>
            <text:list-item>
              <text:p text:style-name="P31"><text:span text:style-name="Fuente_20_de_20_párrafo_20_predeter."><text:span text:style-name="T2">7 – 8: </text:span></text:span><text:span text:style-name="Fuente_20_de_20_párrafo_20_predeter."><text:span text:style-name="T2">Grave</text:span></text:span></text:p>
            </text:list-item>
            <text:list-item>
              <text:p text:style-name="P31"><text:span text:style-name="Fuente_20_de_20_párrafo_20_predeter."><text:span text:style-name="T2">9 – 10: </text:span></text:span><text:span text:style-name="Fuente_20_de_20_párrafo_20_predeter."><text:span text:style-name="T2">Catastrófico</text:span></text:span></text:p>
            </text:list-item>
          </text:list>
        </text:list-item>
        <text:list-item>
          <text:p text:style-name="P31"><text:span text:style-name="Fuente_20_de_20_párrafo_20_predeter."><text:span text:style-name="T3">Plan de acción:</text:span></text:span><text:span text:style-name="Fuente_20_de_20_párrafo_20_predeter."><text:span text:style-name="T3"> </text:span></text:span><text:span text:style-name="Fuente_20_de_20_párrafo_20_predeter."><text:span text:style-name="T2">El plan de acción será utilizado para minimizar el impacto encarando los problemas de forma proactiva.</text:span></text:span></text:p>
        </text:list-item>
      </text:list>
      <text:p text:style-name="P19"/>
      <text:p text:style-name="P15"/>
      <text:p text:style-name="P12">Tabla de plan de riesgos</text:p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0">Ident.</text:p>
          </table:table-cell>
          <table:table-cell table:style-name="Tabla6.A1" office:value-type="string">
            <text:p text:style-name="P20">Probabilidad</text:p>
          </table:table-cell>
          <table:table-cell table:style-name="Tabla6.A1" office:value-type="string">
            <text:p text:style-name="P20">Impacto</text:p>
          </table:table-cell>
          <table:table-cell table:style-name="Tabla6.A1" office:value-type="string">
            <text:p text:style-name="P19">Plan de acción</text:p>
          </table:table-cell>
        </table:table-row>
        <table:table-row>
          <table:table-cell table:style-name="Tabla6.A2" office:value-type="string">
            <text:p text:style-name="P13"><text:a xlink:type="simple" xlink:href="#RI01" office:target-frame-name="_top" xlink:show="replace" text:style-name="Internet_20_link" text:visited-style-name="Visited_20_Internet_20_Link"><text:span text:style-name="Hipervínculo"><text:span text:style-name="T2">RI</text:span></text:span></text:a><text:bookmark-start text:name="_Hlt501017720"/><text:bookmark-start text:name="_Hlt501017840"/><text:a xlink:type="simple" xlink:href="#RI01" office:target-frame-name="_top" xlink:show="replace" text:style-name="Internet_20_link" text:visited-style-name="Visited_20_Internet_20_Link"><text:span text:style-name="Hipervínculo"><text:span text:style-name="T2">0</text:span></text:span></text:a><text:bookmark-end text:name="_Hlt501017720"/><text:bookmark-end text:name="_Hlt501017840"/><text:a xlink:type="simple" xlink:href="#RI01" office:target-frame-name="_top" xlink:show="replace" text:style-name="Internet_20_link" text:visited-style-name="Visited_20_Internet_20_Link"><text:span text:style-name="Hipervínculo"><text:span text:style-name="T2">1</text:span></text:span></text:a></text:p>
          </table:table-cell>
          <table:table-cell table:style-name="Tabla6.A2" office:value-type="string">
            <text:p text:style-name="P21">5 (Posible)</text:p>
          </table:table-cell>
          <table:table-cell table:style-name="Tabla6.A2" office:value-type="string">
            <text:p text:style-name="P21">6 (Serio)</text:p>
          </table:table-cell>
          <table:table-cell table:style-name="Tabla6.A2" office:value-type="string">
            <text:p text:style-name="Text_20_body"><text:span text:style-name="fontstyle01">Tratar de llegar a un punto de entendimiento con el cliente, a través del</text:span><text:span text:style-name="Fuente_20_de_20_párrafo_20_predeter."><text:span text:style-name="T9"> </text:span></text:span><text:span text:style-name="fontstyle01">dialogo y una comunicación clara y concisa del asunto, presentando los problemas</text:span><text:span text:style-name="Fuente_20_de_20_párrafo_20_predeter."><text:span text:style-name="T9"> </text:span></text:span><text:span text:style-name="fontstyle01">encontrados y tratando de darles una solución óptima y factible para ambas partes</text:span></text:p>
          </table:table-cell>
        </table:table-row>
        <table:table-row>
          <table:table-cell table:style-name="Tabla6.A2" office:value-type="string">
            <text:p text:style-name="P13"><text:a xlink:type="simple" xlink:href="#RI02" office:target-frame-name="_top" xlink:show="replace" text:style-name="Internet_20_link" text:visited-style-name="Visited_20_Internet_20_Link"><text:span text:style-name="Hipervínculo"><text:span text:style-name="T2">RI02</text:span></text:span></text:a></text:p>
          </table:table-cell>
          <table:table-cell table:style-name="Tabla6.A2" office:value-type="string">
            <text:p text:style-name="P21">6 (Posible)</text:p>
          </table:table-cell>
          <table:table-cell table:style-name="Tabla6.A2" office:value-type="string">
            <text:p text:style-name="P21">7 (Grave)</text:p>
          </table:table-cell>
          <table:table-cell table:style-name="Tabla6.A2" office:value-type="string">
            <text:p text:style-name="Text_20_body"><text:span text:style-name="fontstyle01">Llegado al punto en el que sucede un fallo total o parcial en la entrega se</text:span><text:span text:style-name="Fuente_20_de_20_párrafo_20_predeter."><text:span text:style-name="T9"> </text:span></text:span><text:span text:style-name="fontstyle01">tendrán en cuenta los motivos por los cuales se ha llegado a este punto, tratando aprender lo</text:span><text:span text:style-name="Fuente_20_de_20_párrafo_20_predeter."><text:span text:style-name="T9"> </text:span></text:span><text:span text:style-name="fontstyle01">máximo posible de estos errores, arreglándolos y evitando que vuelvan a suceder en futuras</text:span><text:span text:style-name="Fuente_20_de_20_párrafo_20_predeter."><text:span text:style-name="T9"> </text:span></text:span><text:span text:style-name="fontstyle01">iteraciones.</text:span></text:p>
          </table:table-cell>
        </table:table-row>
        <table:table-row>
          <table:table-cell table:style-name="Tabla6.A2" office:value-type="string">
            <text:p text:style-name="P13"><text:a xlink:type="simple" xlink:href="#RI03" office:target-frame-name="_top" xlink:show="replace" text:style-name="Internet_20_link" text:visited-style-name="Visited_20_Internet_20_Link"><text:span text:style-name="Hipervínculo"><text:span text:style-name="T2">RI03</text:span></text:span></text:a></text:p>
          </table:table-cell>
          <table:table-cell table:style-name="Tabla6.A2" office:value-type="string">
            <text:p text:style-name="P21">4 (Inusual)</text:p>
          </table:table-cell>
          <table:table-cell table:style-name="Tabla6.A2" office:value-type="string">
            <text:p text:style-name="P21">8 (Grave)</text:p>
          </table:table-cell>
          <table:table-cell table:style-name="Tabla6.A2" office:value-type="string">
            <text:p text:style-name="Text_20_body"><text:span text:style-name="fontstyle01">Proponer soluciones restrictivas en cuanto a la planificación como periodos</text:span><text:span text:style-name="Fuente_20_de_20_párrafo_20_predeter."><text:span text:style-name="T9"> </text:span></text:span><text:span text:style-name="fontstyle01">cerrados para la realización de las actividades imponiendo posibles </text:span><text:span text:style-name="fontstyle21">“castigos” </text:span><text:span text:style-name="fontstyle01">a aquellos</text:span><text:span text:style-name="Fuente_20_de_20_párrafo_20_predeter."><text:span text:style-name="T9"> </text:span></text:span><text:span text:style-name="fontstyle01">que los incumplan como la pérdida de puntos en el cómputo final</text:span><text:span text:style-name="fontstyle01"><text:span text:style-name="T2"> de seguimiento.</text:span></text:span></text:p>
          </table:table-cell>
        </table:table-row>
        <table:table-row>
          <table:table-cell table:style-name="Tabla6.A2" office:value-type="string">
            <text:p text:style-name="P13"><text:a xlink:type="simple" xlink:href="#RI04" office:target-frame-name="_top" xlink:show="replace" text:style-name="Internet_20_link" text:visited-style-name="Visited_20_Internet_20_Link"><text:span text:style-name="Hipervínculo"><text:span text:style-name="T2">RI04</text:span></text:span></text:a></text:p>
          </table:table-cell>
          <table:table-cell table:style-name="Tabla6.A2" office:value-type="string">
            <text:p text:style-name="P21">7 (Probable)</text:p>
          </table:table-cell>
          <table:table-cell table:style-name="Tabla6.A2" office:value-type="string">
            <text:p text:style-name="P21">4 (Moderado)</text:p>
          </table:table-cell>
          <table:table-cell table:style-name="Tabla6.A2" office:value-type="string">
            <text:p text:style-name="Text_20_body"><text:span text:style-name="fontstyle01">Proponer una nueva solución, tratando de solventar el problema previo</text:span><text:span text:style-name="fontstyle01"><text:span text:style-name="T2">.</text:span></text:span></text:p>
          </table:table-cell>
        </table:table-row>
        <table:table-row>
          <table:table-cell table:style-name="Tabla6.A2" office:value-type="string">
            <text:p text:style-name="P13"><text:a xlink:type="simple" xlink:href="#RI05" office:target-frame-name="_top" xlink:show="replace" text:style-name="Internet_20_link" text:visited-style-name="Visited_20_Internet_20_Link"><text:span text:style-name="Hipervínculo"><text:span text:style-name="T2">RI05</text:span></text:span></text:a></text:p>
          </table:table-cell>
          <table:table-cell table:style-name="Tabla6.A2" office:value-type="string">
            <text:p text:style-name="P21">2 (Remoto)</text:p>
          </table:table-cell>
          <table:table-cell table:style-name="Tabla6.A2" office:value-type="string">
            <text:p text:style-name="P21">3 (Moderado)</text:p>
          </table:table-cell>
          <table:table-cell table:style-name="Tabla6.A2" office:value-type="string">
            <text:p text:style-name="Text_20_body"><text:span text:style-name="fontstyle01">Tratar de localizar el problema para la falta de motivación e intentar volver</text:span><text:span text:style-name="Fuente_20_de_20_párrafo_20_predeter."><text:span text:style-name="T9"> </text:span></text:span><text:span text:style-name="fontstyle01">a crear un buen ambiente de trabajo, si es necesario se realizarán actividades de unión entre</text:span><text:span text:style-name="Fuente_20_de_20_párrafo_20_predeter."><text:span text:style-name="T9"> </text:span></text:span><text:span text:style-name="fontstyle01">el equipo (</text:span><text:span text:style-name="fontstyle21">teambuilding</text:span><text:span text:style-name="fontstyle01">).</text:span></text:p>
          </table:table-cell>
        </table:table-row>
        <table:table-row>
          <table:table-cell table:style-name="Tabla6.A2" office:value-type="string">
            <text:p text:style-name="P13"><text:a xlink:type="simple" xlink:href="#RI06" office:target-frame-name="_top" xlink:show="replace" text:style-name="Internet_20_link" text:visited-style-name="Visited_20_Internet_20_Link"><text:span text:style-name="Hipervínculo"><text:span text:style-name="T2">RI06</text:span></text:span></text:a></text:p>
          </table:table-cell>
          <table:table-cell table:style-name="Tabla6.A2" office:value-type="string">
            <text:p text:style-name="P21">2 (Remoto)</text:p>
          </table:table-cell>
          <table:table-cell table:style-name="Tabla6.A2" office:value-type="string">
            <text:p text:style-name="P13"><text:span text:style-name="Fuente_20_de_20_párrafo_20_predeter."><text:span text:style-name="T11">9 (Catastrófico)</text:span></text:span></text:p>
          </table:table-cell>
          <table:table-cell table:style-name="Tabla6.A2" office:value-type="string">
            <text:p text:style-name="Text_20_body"><text:span text:style-name="fontstyle01">En el caso de abandono por parte de un miembro del equipo no hay nada</text:span><text:span text:style-name="Fuente_20_de_20_párrafo_20_predeter."><text:span text:style-name="T9"> </text:span></text:span><text:span text:style-name="fontstyle01">que podamos hacer para evitarlo, por tanto, la solución óptima seria adaptarnos al nuevo</text:span><text:span text:style-name="Fuente_20_de_20_párrafo_20_predeter."><text:span text:style-name="T9"><text:line-break/></text:span></text:span><text:span text:style-name="fontstyle01">cambio y tratar de re planificarnos de forma que podamos ser igualmente eficientes.</text:span></text:p>
          </table:table-cell>
        </table:table-row>
      </table:table>
      <text:p text:style-name="Text_20_body"/>
      <text:p text:style-name="Text_20_body"/>
      <text:h text:style-name="P40" text:outline-level="1"/>
      <text:h text:style-name="P41" text:outline-level="1"><text:bookmark-start text:name="__RefHeading___Toc581_342737938"/><text:bookmark-start text:name="_Toc501016501"/>8. Coste<text:bookmark-end text:name="__RefHeading___Toc581_342737938"/><text:bookmark-end text:name="_Toc501016501"/></text:h>
      <text:p text:style-name="Text_20_body"/>
      <text:list xml:id="list5466328401818209522" text:style-name="L4">
        <text:list-header>
          <text:p text:style-name="P35">8.1. Costes directos</text:p>
          <text:p text:style-name="P35">- Costes de personal:</text:p>
          <text:list>
            <text:list-header>
              <text:p text:style-name="P33">- Jefe de proyecto: </text:p>
              <text:list>
                <text:list-header>
                  <text:p text:style-name="P33">Total bruto: 2135,00€</text:p>
                  <text:p text:style-name="P33">Seguridad Social: 878,43€</text:p>
                  <text:p text:style-name="P33">Tipo SS(2) : 6,35%</text:p>
                  <text:p text:style-name="P33">Coste total Empresa: 2773,37€</text:p>
                  <text:p text:style-name="P33">Indemnización por fin de obra: 76,86€</text:p>
                </text:list-header>
              </text:list>
              <text:p text:style-name="P33">- Analista (2x): </text:p>
              <text:list text:continue-numbering="true">
                <text:list-header>
                  <text:p text:style-name="P33">Total bruto: 1672,45€</text:p>
                  <text:p text:style-name="P33">Seguridad Social: 878,43€</text:p>
                  <text:p text:style-name="P33">Tipo SS(2) : 6,35%</text:p>
                  <text:p text:style-name="P33">Coste total Empresa: 2172,55€</text:p>
                  <text:p text:style-name="P33">Indemnización por fin de obra: 60,19</text:p>
                </text:list-header>
              </text:list>
              <text:p text:style-name="P33">- Progamador (2x): </text:p>
              <text:list text:continue-numbering="true">
                <text:list-header>
                  <text:p text:style-name="P33">Total bruto: 1175,40€</text:p>
                  <text:p text:style-name="P33">Seguridad Social: 878,43€</text:p>
                  <text:p text:style-name="P33">Tipo SS(2) : 6,35%</text:p>
                  <text:p text:style-name="P33">Coste total Empresa: 1526,84€</text:p>
                  <text:p text:style-name="P33">Indemnización por fin de obra: 54,94€</text:p>
                </text:list-header>
              </text:list>
            </text:list-header>
          </text:list>
        </text:list-header>
      </text:list>
      <text:p text:style-name="P32"><text:tab/>TOTAL PERSONAL: 10.479,29€</text:p>
      <text:p text:style-name="P32"/>
      <text:list xml:id="list37743301" text:continue-numbering="true" text:style-name="L4">
        <text:list-header>
          <text:p text:style-name="P35">8.2. Costes indirectos</text:p>
          <text:p text:style-name="P33"><text:s/>- Amortizaciones:</text:p>
          <text:list text:continue-numbering="true">
            <text:list-header>
              <text:p text:style-name="P36"><text:span text:style-name="T12">- </text:span><text:span text:style-name="T13">Un equipo de 1.600€ se amortizará a un ritmo de 400€ anuales, 33,33€.</text:span></text:p>
              <text:p text:style-name="P37">- 33,33€ x 5 equipos = 166,65€</text:p>
            </text:list-header>
          </text:list>
          <text:p text:style-name="P33">- <text:s/>Alquiler local:</text:p>
          <text:list text:continue-numbering="true">
            <text:list-header>
              <text:p text:style-name="P33">- 1450€</text:p>
            </text:list-header>
          </text:list>
        </text:list-header>
      </text:list>
      <text:list xml:id="list7684319914285960884" text:style-name="L7">
        <text:list-header>
          <text:p text:style-name="P34"><text:s/>- <text:s/>Gastos de oficina:</text:p>
          <text:list>
            <text:list-header>
              <text:p text:style-name="P34">- 100€</text:p>
            </text:list-header>
          </text:list>
        </text:list-header>
      </text:list>
      <text:list xml:id="list37730512" text:continue-list="list37743301" text:style-name="L4">
        <text:list-header>
          <text:p text:style-name="P33"><text:s/>- Energía eléctrica:</text:p>
          <text:list text:continue-numbering="true">
            <text:list-header>
              <text:p text:style-name="P33">- 45,4 kw/h</text:p>
              <text:p text:style-name="P33">- 0,20 €/kw/h x 5 personas</text:p>
              <text:p text:style-name="P33">- Total: 45,4€</text:p>
            </text:list-header>
          </text:list>
          <text:p text:style-name="P33"><text:s/>- Internet: </text:p>
          <text:list text:continue-numbering="true">
            <text:list-header>
              <text:p text:style-name="P33"><text:soft-page-break/>- Horas: 155 horas</text:p>
              <text:p text:style-name="P33">- Total: 34,00€</text:p>
            </text:list-header>
          </text:list>
          <text:p text:style-name="P33"><text:s text:c="2"/>- Reserva retraso:</text:p>
          <text:list text:continue-numbering="true">
            <text:list-header>
              <text:p text:style-name="P36"><text:span text:style-name="T12">- <text:s/></text:span><text:span text:style-name="T13">Reserva = 0,01 · 5 días · Total = 613,67€</text:span></text:p>
              <text:p text:style-name="P37">- Total: 12,275,34€</text:p>
              <text:p text:style-name="P37">- Reserva costes indirectos = 254,33€</text:p>
              <text:p text:style-name="P37">- Subtotal = 868€</text:p>
            </text:list-header>
          </text:list>
        </text:list-header>
      </text:list>
      <text:list xml:id="list1726842493850515033" text:style-name="L8">
        <text:list-item>
          <text:list>
            <text:list-item>
              <text:p text:style-name="P38">Beneficio:</text:p>
              <text:p text:style-name="P38">25% de los costes directos e indirectos del proyecto:</text:p>
              <text:p text:style-name="P38">25% (10479,29 + 2664,5) = 3285,98€</text:p>
            </text:list-item>
          </text:list>
        </text:list-item>
      </text:list>
      <text:list xml:id="list37743478" text:continue-list="list37730512" text:style-name="L4">
        <text:list-header>
          <text:p text:style-name="P33"><text:s/></text:p>
          <text:p text:style-name="P35">8.3. Costes totales</text:p>
          <text:p text:style-name="P35"><text:s/>- <text:span text:style-name="T12">Costes directos: 10.479,29 €</text:span></text:p>
          <text:p text:style-name="P36"><text:span text:style-name="T12"><text:s/>- Costes indirectos: 2664,5</text:span><text:span text:style-name="T14">€</text:span></text:p>
          <text:p text:style-name="P37">- Reservas: 868€</text:p>
          <text:p text:style-name="P37">- Beneficio : 3285,98€</text:p>
          <text:p text:style-name="P37">- Total sin impuestos:17297,77€</text:p>
          <text:p text:style-name="P37">- IVA : 3632,54€</text:p>
          <text:p text:style-name="P33">- Costes totales: 20930,3€</text:p>
        </text:list-header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Cambria" svg:font-family="Cambria" style:font-family-generic="roman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alibri" svg:font-family="Calibri, sans-serif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6" style:display-name="Título 6" style:family="paragraph" style:parent-style-name="Heading" style:next-style-name="Text_20_body" style:default-outline-level="6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7" style:display-name="Título 7" style:family="paragraph" style:parent-style-name="Heading" style:next-style-name="Text_20_body" style:default-outline-level="7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8" style:display-name="Título 8" style:family="paragraph" style:parent-style-name="Heading" style:next-style-name="Text_20_body" style:default-outline-level="8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Heading" style:next-style-name="Text_20_body" style:default-outline-level="9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Standard" style:class="extra">
      <style:paragraph-properties fo:margin-top="0cm" fo:margin-bottom="0.106cm" fo:hyphenation-ladder-count="no-limit" text:number-lines="false" text:line-number="0"/>
      <style:text-properties fo:hyphenate="false" fo:hyphenation-remain-char-count="0" fo:hyphenation-push-char-count="0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aludo" style:family="paragraph" style:parent-style-name="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Sender" style:family="paragraph" style:parent-style-name="Standard" style:class="extra">
      <style:paragraph-properties fo:margin-top="0cm" fo:margin-bottom="0.106cm"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name-asian="Liberation Mono" style:font-size-asian="10pt" style:font-name-complex="Liberation Mono" style:font-size-complex="10pt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808080" fo:background-color="#e6e6e6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style01" style:family="text" style:parent-style-name="Fuente_20_de_20_párrafo_20_predeter.">
      <style:text-properties fo:color="#000000" style:font-name="TimesNewRomanPSM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Fuente_20_de_20_párrafo_20_predeter.">
      <style:text-properties fo:color="#000000" style:font-name="TimesNewRomanPS-ItalicM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Times New Roman" style:font-name-asian="Andale Sans UI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MP1" style:family="paragraph" style:parent-style-name="Heading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CTA DE CONSTITUCIÓN – 3.4</text:p>
        <text:p text:style-name="Heading"/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1"><text:page-number text:select-page="current">11</text:page-number>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s</meta:initial-creator>
    <dc:creator>Jesús Vázquez Argumedo</dc:creator>
    <meta:creation-date>2017-12-14T11:34:00Z</meta:creation-date>
    <dc:date>2017-12-21T17:55:54.97</dc:date>
    <meta:print-date>2017-12-14T11:35:00Z</meta:print-date>
    <meta:editing-cycles>7</meta:editing-cycles>
    <meta:editing-duration>PT1H15M44S</meta:editing-duration>
    <meta:document-statistic meta:table-count="6" meta:image-count="0" meta:object-count="0" meta:page-count="11" meta:paragraph-count="242" meta:word-count="1978" meta:character-count="1192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